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5pt" style:font-size-asian="25pt" style:font-size-complex="25pt"/>
    </style:style>
    <style:style style:name="P2" style:parent-style-name="Normal" style:family="paragraph">
      <style:text-properties fo:font-weight="bold" style:font-weight-asian="bold" style:font-weight-complex="bold" fo:font-size="25pt" style:font-size-asian="25pt" style:font-size-complex="25pt"/>
    </style:style>
    <style:style style:name="P3" style:parent-style-name="ListParagraph" style:list-style-name="LFO4" style:family="paragraph">
      <style:text-properties fo:font-weight="bold" style:font-weight-asian="bold" style:font-weight-complex="bold"/>
    </style:style>
    <style:style style:name="P4" style:parent-style-name="Normal" style:list-style-name="LFO5" style:family="paragraph">
      <style:text-properties fo:font-weight="bold" style:font-weight-asian="bold" style:font-weight-complex="bold"/>
    </style:style>
    <style:style style:name="P5" style:parent-style-name="Normal" style:list-style-name="LFO5" style:family="paragraph">
      <style:text-properties fo:font-weight="bold" style:font-weight-asian="bold" style:font-weight-complex="bold"/>
    </style:style>
    <style:style style:name="P6" style:parent-style-name="Normal" style:list-style-name="LFO5" style:family="paragraph">
      <style:text-properties fo:font-weight="bold" style:font-weight-asian="bold" style:font-weight-complex="bold"/>
    </style:style>
    <style:style style:name="P7" style:parent-style-name="ListParagraph" style:list-style-name="LFO4" style:family="paragraph">
      <style:text-properties fo:font-weight="bold" style:font-weight-asian="bold" style:font-weight-complex="bold"/>
    </style:style>
    <style:style style:name="P8" style:parent-style-name="ListParagraph" style:list-style-name="LFO4" style:family="paragraph"/>
    <style:style style:name="T9" style:parent-style-name="DefaultParagraphFont" style:family="text">
      <style:text-properties fo:font-weight="bold" style:font-weight-asian="bold" style:font-weight-complex="bold" fo:background-color="#C0C0C0"/>
    </style:style>
    <style:style style:name="P10" style:parent-style-name="ListParagraph" style:list-style-name="LFO4" style:family="paragraph">
      <style:text-properties fo:font-weight="bold" style:font-weight-asian="bold" style:font-weight-complex="bold"/>
    </style:style>
    <style:style style:name="P11" style:parent-style-name="ListParagraph" style:list-style-name="LFO4" style:family="paragraph">
      <style:text-properties fo:font-weight="bold" style:font-weight-asian="bold" style:font-weight-complex="bold"/>
    </style:style>
    <style:style style:name="P12" style:parent-style-name="ListParagraph" style:list-style-name="LFO4" style:family="paragraph">
      <style:text-properties fo:font-weight="bold" style:font-weight-asian="bold" style:font-weight-complex="bold"/>
    </style:style>
    <style:style style:name="P13" style:parent-style-name="ListParagraph" style:list-style-name="LFO4" style:family="paragraph"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font-size="25pt" style:font-size-asian="25pt" style:font-size-complex="25pt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P SonarQube</text:p>
      <text:p text:style-name="P2"/>
      <text:list text:style-name="LFO4" text:continue-numbering="true">
        <text:list-item>
          <text:p text:style-name="P3">Modifiez le fichier sonar-project.properties pour respecter les exigences suivantes :</text:p>
        </text:list-item>
      </text:list>
      <text:list text:style-name="LFO5" text:continue-numbering="true">
        <text:list-item>
          <text:p text:style-name="P4">Testez uniquement les fichiers PHP du projet.</text:p>
        </text:list-item>
        <text:list-item>
          <text:p text:style-name="P5">Excluez les dossiers suivants de l'analyse : vendor, storage, node_modules, public.</text:p>
        </text:list-item>
        <text:list-item>
          <text:p text:style-name="P6">Assurez-vous que la configuration est prête pour exécuter une analyse sur un serveur local SonarQube avec une base de données PostgreSQL.</text:p>
        </text:list-item>
      </text:list>
      <text:list text:style-name="LFO4" text:continue-numbering="true">
        <text:list-item>
          <text:p text:style-name="P7">Exécutez l'analyse avec SonarQube.</text:p>
        </text:list-item>
        <text:list-item>
          <text:p text:style-name="P8"><text:span text:style-name="T9">Corrigez toutes les issues dans le fichier equipeController.php.</text:span></text:p>
        </text:list-item>
        <text:list-item>
          <text:p text:style-name="P10">Ré-exécutez l'analyse avec SonarQube. Mettez à jour le fichier de configuration pour refléter une nouvelle version du projet.</text:p>
        </text:list-item>
        <text:list-item>
          <text:p text:style-name="P11">Corrigez les issues restantes dans le projet.</text:p>
        </text:list-item>
        <text:list-item>
          <text:p text:style-name="P12">Ré-exécutez une dernière fois l'analyse pour générer un rapport final propre.</text:p>
        </text:list-item>
        <text:list-item>
          <text:p text:style-name="P13">Vérifiez les différences entre l'analyse avant et après la correction dans PostgreSQL</text:p>
        </text:list-item>
      </text:list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FIK ABDELBASSET</meta:initial-creator>
    <dc:creator>CHAFIK ABDELBASSET</dc:creator>
    <meta:creation-date>2025-01-07T13:07:00Z</meta:creation-date>
    <dc:date>2025-01-08T15:01:00Z</dc:date>
    <meta:template xlink:href="Normal" xlink:type="simple"/>
    <meta:editing-cycles>2</meta:editing-cycles>
    <meta:editing-duration>PT6540S</meta:editing-duration>
    <meta:document-statistic meta:page-count="2" meta:paragraph-count="1" meta:word-count="126" meta:character-count="822" meta:row-count="5" meta:non-whitespace-character-count="697"/>
  </office:meta>
</office:document-meta>
</file>